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999999" draw:fill="none" draw:fill-color="#ffffff" fo:padding-top="0.1cm" fo:padding-bottom="0.1cm" fo:padding-left="0.1cm" fo:padding-right="0.1cm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cm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.008cm" svg:y="-4.969cm"/>
          <draw:glue-point draw:id="5" svg:x="0.008cm" svg:y="5.053cm"/>
          <draw:glue-point draw:id="6" svg:x="-4.995cm" svg:y="0.042cm"/>
          <draw:glue-point draw:id="7" svg:x="4.989cm" svg:y="0.042cm"/>
          <draw:glue-point draw:id="8" svg:x="0.002cm" svg:y="0.042cm"/>
          <draw:path draw:style-name="gr1" draw:layer="layout" svg:width="3.596cm" svg:height="1.635cm" svg:x="0.258cm" svg:y="0.183cm" svg:viewBox="0 0 3597 1636" svg:d="m1798 1636c994 0 1799-367 1799-819s-805-817-1799-817c-993 0-1798 365-1798 817s805 819 1798 819">
            <text:p/>
          </draw:path>
          <draw:path draw:style-name="gr2" draw:layer="layout" svg:width="4.112cm" svg:height="2cm" svg:x="0cm" svg:y="0cm" svg:viewBox="0 0 4113 2001" svg:d="m2056 2001c1137 0 2057-449 2057-1001s-920-1000-2057-1000c-1136 0-2056 447-2056 1000 0 552 920 1001 2056 1001">
            <text:p/>
          </draw:path>
          <draw:path draw:style-name="gr3" draw:layer="layout" svg:width="0.372cm" svg:height="0.452cm" svg:x="1.518cm" svg:y="0.849cm" svg:viewBox="0 0 373 453" svg:d="m0 0h230c71 0 143 97 143 195v62c0 98-72 196-169 196h-204v-436z">
            <text:p/>
          </draw:path>
          <draw:path draw:style-name="gr4" draw:layer="layout" svg:width="0.177cm" svg:height="0.293cm" svg:x="1.616cm" svg:y="0.92cm" svg:viewBox="0 0 178 294" svg:d="m0 0h106c72 0 72 89 72 89v115c0 90-81 90-81 90h-97z">
            <text:p/>
          </draw:path>
          <draw:path draw:style-name="gr3" draw:layer="layout" svg:width="0.346cm" svg:height="0.452cm" svg:x="1.962cm" svg:y="0.849cm" svg:viewBox="0 0 347 453" svg:d="m0 0h249c53 0 98 53 98 115v44c0 63-54 125-107 125h-152v169h-88z">
            <text:p/>
          </draw:path>
          <draw:path draw:style-name="gr4" draw:layer="layout" svg:width="0.151cm" svg:height="0.124cm" svg:x="2.059cm" svg:y="0.92cm" svg:viewBox="0 0 152 125" svg:d="m0 0h116c36 0 36 0 36 35v54c0 36 0 36-36 36h-116z">
            <text:p/>
          </draw:path>
          <draw:polygon draw:style-name="gr3" draw:layer="layout" svg:width="0.355cm" svg:height="0.452cm" svg:x="2.405cm" svg:y="0.849cm" svg:viewBox="0 0 356 453" draw:points="0,0 356,0 356,62 222,62 222,453 142,453 142,62 0,6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PT</dc:title>
    <meta:creation-date>2011-02-07T16:41:58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